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8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3" style:family="table-cell" style:parent-style-name="Default">
      <style:table-cell-properties fo:background-color="transparent" style:vertical-align="middle"/>
      <style:text-properties fo:color="#000000"/>
    </style:style>
    <style:style style:name="ce164" style:family="table-cell" style:parent-style-name="Default">
      <style:table-cell-properties fo:background-color="transparent" style:vertical-align="middle"/>
      <style:text-properties fo:color="#000080"/>
    </style:style>
    <style:style style:name="ce165" style:family="table-cell" style:parent-style-name="Default">
      <style:text-properties fo:color="#000080"/>
    </style:style>
    <style:style style:name="ce166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  <style:style style:name="T21" style:family="text">
      <style:text-properties fo:color="#000000" style:font-name-asian="Lucida Sans Unicode" style:font-name-complex="Tahoma2"/>
    </style:style>
    <style:style style:name="T22" style:family="text">
      <style:text-properties style:use-window-font-color="true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58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0">
            <text:p>0</text:p>
          </table:table-cell>
          <table:table-cell table:style-name="ce150" table:formula="of:=COUNTIF([.L$7:.L$732];[.$J2])" office:value-type="float" office:value="0">
            <text:p>0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58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0">
            <text:p>0</text:p>
          </table:table-cell>
          <table:table-cell table:style-name="ce150" table:formula="of:=COUNTIF([.L$7:.L$732];[.$J3])" office:value-type="float" office:value="0">
            <text:p>0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0">
            <text:p>0</text:p>
          </table:table-cell>
          <table:table-cell table:style-name="ce150" table:formula="of:=COUNTIF([.L$7:.L$732];[.$J5])" office:value-type="float" office:value="0">
            <text:p>0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Select a </text:span><text:span text:style-name="T6">server in </text:span><text:span text:style-name="T6">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the </text:span><text:span text:style-name="T15">Activity </text:span><text:span text:style-name="T15">Stream</text:span><text:span text:style-name="T16"> is </text:span><text:span text:style-name="T16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Select a </text:span><text:span text:style-name="T6">server in </text:span><text:span text:style-name="T6">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error </text:span><text:span text:style-name="T15">message is </text:span><text:span text:style-name="T15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Select a </text:span><text:span text:style-name="T6">server in </text:span><text:span text:style-name="T6">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error </text:span><text:span text:style-name="T15">message is </text:span><text:span text:style-name="T15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error </text:span><text:span text:style-name="T15">message is </text:span><text:span text:style-name="T15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the </text:span><text:span text:style-name="T15">Activity </text:span><text:span text:style-name="T15">Stream</text:span><text:span text:style-name="T16"> is </text:span><text:span text:style-name="T16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</text:span><text:span text:style-name="T5">SignIn </text:span><text:span text:style-name="T5">progress </text:span><text:span text:style-name="T5">finished, exit </text:span><text:span text:style-name="T5">the app </text:span><text:span text:style-name="T5">(touch on </text:span><text:span text:style-name="T5">physical </text:span><text:span text:style-name="T5">home </text:span><text:span text:style-name="T5">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</text:span><text:span text:style-name="T18">authenticate </text:span><text:span text:style-name="T19">screen is </text:span><text:span text:style-name="T19">displayed </text:span><text:span text:style-name="T19">with empty </text:span><text:span text:style-name="T19">user and </text:span><text:span text:style-name="T19">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</text:span><text:span text:style-name="T7">application </text:span><text:span text:style-name="T7">on mobile </text:span><text:span text:style-name="T7">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3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p</text:span><text:span text:style-name="T8">ortal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don cut</text:span></text:p>
          </table:table-cell>
          <table:table-cell table:style-name="ce154" table:number-columns-repeated="5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</text:span><text:span text:style-name="T7">application </text:span><text:span text:style-name="T7">on mobile </text:span><text:span text:style-name="T7">device</text:span><text:span text:style-name="T10"> </text:span></text:p>
            <text:p><text:span text:style-name="T10">- On the </text:span><text:span text:style-name="T10">authenticate </text:span><text:span text:style-name="T10">screen, push </text:span><text:span text:style-name="T10">the settings </text:span><text:span text:style-name="T10">button</text:span></text:p>
            <text:p><text:span text:style-name="T10">- then, select </text:span><text:span text:style-name="T10">a language </text:span><text:span text:style-name="T10">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</text:span><text:span text:style-name="T8">application </text:span><text:span text:style-name="T8">on mobile</text:span></text:p>
            <text:p><text:span text:style-name="T8">- Login and </text:span><text:span text:style-name="T8">go to News</text:span></text:p>
            <text:p><text:span text:style-name="T8">- Touch on </text:span><text:span text:style-name="T8">Settings </text:span><text:span text:style-name="T8">button and </text:span><text:span text:style-name="T8">change </text:span><text:span text:style-name="T8">languge</text:span></text:p>
            <text:p><text:span text:style-name="T8">- Touch on </text:span><text:span text:style-name="T8">News again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</text:span><text:span text:style-name="T8">application </text:span><text:span text:style-name="T8">on mobile</text:span></text:p>
            <text:p><text:span text:style-name="T8">- Login and </text:span><text:span text:style-name="T8">go to </text:span><text:span text:style-name="T8">Documents</text:span></text:p>
            <text:p><text:span text:style-name="T8">- Touch on </text:span><text:span text:style-name="T8">Settings </text:span><text:span text:style-name="T8">button and </text:span><text:span text:style-name="T8">change </text:span><text:span text:style-name="T8">languge</text:span></text:p>
            <text:p><text:span text:style-name="T8">- Touch on </text:span><text:span text:style-name="T8">Documents </text:span><text:span text:style-name="T8">again</text:span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</text:span><text:span text:style-name="T8">application </text:span><text:span text:style-name="T8">on mobile</text:span></text:p>
            <text:p><text:span text:style-name="T8">- Login and </text:span><text:span text:style-name="T8">go to Apps</text:span></text:p>
            <text:p><text:span text:style-name="T8">- Touch on </text:span><text:span text:style-name="T8">Settings </text:span><text:span text:style-name="T8">button and </text:span><text:span text:style-name="T8">change </text:span><text:span text:style-name="T8">languge</text:span></text:p>
            <text:p><text:span text:style-name="T8">- Touch on </text:span><text:span text:style-name="T8">Apps again</text:span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</text:span><text:span text:style-name="T12">more </text:span><text:span text:style-name="T12">applications</text:span></text:p>
            <text:p><text:span text:style-name="T14">- 1st : </text:span><text:span text:style-name="T14">Current user </text:span><text:span text:style-name="T14">avatar and </text:span><text:span text:style-name="T14">full name will </text:span><text:span text:style-name="T14">be shown on </text:span><text:span text:style-name="T14">top of </text:span><text:span text:style-name="T14">application </text:span><text:span text:style-name="T14">navigation</text:span></text:p>
            <text:p><text:span text:style-name="T14">- 2nd : News</text:span></text:p>
            <text:p><text:span text:style-name="T14">- 3rd: </text:span><text:span text:style-name="T14">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7">- Start the </text:span><text:span text:style-name="T7">application </text:span><text:span text:style-name="T7">on mobile </text:span><text:span text:style-name="T7">device </text:span></text:p>
            <text:p><text:span text:style-name="T7">- Sign in with </text:span><text:span text:style-name="T7">valid user </text:span><text:span text:style-name="T7">name </text:span><text:span text:style-name="T7">/password</text:span></text:p>
            <text:p><text:span text:style-name="T7">- touch on </text:span><text:span text:style-name="T7">an </text:span><text:span text:style-name="T7">[Dashboard] </text:span><text:span text:style-name="T7">application </text:span><text:span text:style-name="T7">in Home </text:span><text:span text:style-name="T7">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</text:span><text:span text:style-name="T9">an </text:span><text:span text:style-name="T9">[Dashboard] </text:span><text:span text:style-name="T9">application </text:span><text:span text:style-name="T9">in Home </text:span><text:span text:style-name="T9">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</text:span><text:span text:style-name="T9">an </text:span><text:span text:style-name="T9">[Dashboard] </text:span><text:span text:style-name="T9">application </text:span><text:span text:style-name="T9">in Home </text:span><text:span text:style-name="T9">Page</text:span></text:p>
          </table:table-cell>
          <table:table-cell table:style-name="ce131" office:value-type="string">
            <text:p><text:span text:style-name="T12">- All tab </text:span><text:span text:style-name="T12">names have </text:span><text:span text:style-name="T12">Gadgets will </text:span><text:span text:style-name="T12">be displayed </text:span>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</text:span><text:span text:style-name="T9">an </text:span><text:span text:style-name="T9">[Dashboard] </text:span><text:span text:style-name="T9">application </text:span><text:span text:style-name="T9">in Home </text:span><text:span text:style-name="T9">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</text:span><text:span text:style-name="T9">again 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</text:span><text:span text:style-name="T9">in Home </text:span><text:span text:style-name="T9">page and <text:s/></text:span><text:span text:style-name="T9">then touch </text:span><text:span text:style-name="T9">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</text:span><text:span text:style-name="T5">gadget into </text:span><text:span text:style-name="T5">tabs on PLF </text:span><text:span text:style-name="T5">3.0 via </text:span><text:span text:style-name="T5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</text:span><text:span text:style-name="T9">word</text:span></text:p>
            <text:p><text:span text:style-name="T9">- Touch on </text:span><text:span text:style-name="T9">[Dashboard] </text:span><text:span text:style-name="T9">application </text:span><text:span text:style-name="T9">in Home </text:span><text:span text:style-name="T9">page</text:span></text:p>
            <text:p><text:span text:style-name="T5">- Touch on </text:span><text:span text:style-name="T5">Gadget tab </text:span><text:span text:style-name="T5">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</text:span><text:span text:style-name="T5">more some </text:span><text:span text:style-name="T5">gadget into </text:span><text:span text:style-name="T5">dashboard </text:span><text:span text:style-name="T5">tabs or </text:span><text:span text:style-name="T5">delete some </text:span><text:span text:style-name="T5">existed </text:span><text:span text:style-name="T5">gadgets via </text:span><text:span text:style-name="T5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out &amp; </text:span><text:span text:style-name="T5">Sign in </text:span><text:span text:style-name="T5">again or exit </text:span><text:span text:style-name="T5">application </text:span><text:span text:style-name="T5">→ start </text:span><text:span text:style-name="T5">application </text:span><text:span text:style-name="T5">→ sign in </text:span></text:p>
            <text:p><text:span text:style-name="T9">- Touch on </text:span><text:span text:style-name="T9">[Dashboard] </text:span><text:span text:style-name="T9">application </text:span><text:span text:style-name="T9">in Home </text:span><text:span text:style-name="T9">page</text:span></text:p>
            <text:p><text:span text:style-name="T5">- Touch on </text:span><text:span text:style-name="T5">Gadget tab </text:span><text:span text:style-name="T5">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</text:span><text:span text:style-name="T5">more some </text:span><text:span text:style-name="T5">gadget into </text:span><text:span text:style-name="T5">dashboard </text:span><text:span text:style-name="T5">tabs or </text:span><text:span text:style-name="T5">delete some </text:span><text:span text:style-name="T5">existed </text:span><text:span text:style-name="T5">gadgets via </text:span><text:span text:style-name="T5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out &amp; </text:span><text:span text:style-name="T5">Sign in </text:span><text:span text:style-name="T5">again or exit </text:span><text:span text:style-name="T5">application </text:span><text:span text:style-name="T5">→ start </text:span><text:span text:style-name="T5">application </text:span><text:span text:style-name="T5">→ sign in </text:span></text:p>
            <text:p><text:span text:style-name="T9">- Touch on </text:span><text:span text:style-name="T9">[Dashboard] </text:span><text:span text:style-name="T9">application </text:span><text:span text:style-name="T9">in Home </text:span><text:span text:style-name="T9">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ashboard] </text:span><text:span text:style-name="T5">application </text:span><text:span text:style-name="T5">on Home </text:span><text:span text:style-name="T5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] </text:span><text:span text:style-name="T5">application </text:span><text:span text:style-name="T5">on Home </text:span><text:span text:style-name="T5">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- Touch on any item with folder icon.</text:p>
          </table:table-cell>
          <table:table-cell table:style-name="ce137" office:value-type="string">
            <text:p><text:span text:style-name="T5">- An Activity </text:span><text:span text:style-name="T5">indicator will </text:span><text:span text:style-name="T5">show on the </text:span><text:span text:style-name="T5">navigation </text:span><text:span text:style-name="T5">bar to </text:span><text:span text:style-name="T5">indicate that </text:span><text:span text:style-name="T5">items in the </text:span><text:span text:style-name="T5">folder are in </text:span><text:span text:style-name="T5">the loading </text:span><text:span text:style-name="T5">progress.</text:span></text:p>
            <text:p><text:span text:style-name="T5">- After </text:span><text:span text:style-name="T5">loading </text:span><text:span text:style-name="T5">progress </text:span><text:span text:style-name="T5">finishes, </text:span><text:span text:style-name="T5">items in this </text:span><text:span text:style-name="T5">folder will be </text:span><text:span text:style-name="T5">showed.</text:span></text:p>
            <text:p><text:span text:style-name="T5">- Folder </text:span><text:span text:style-name="T5">items will be </text:span><text:span text:style-name="T5">showed with </text:span><text:span text:style-name="T5">folder icon.</text:span></text:p>
            <text:p><text:span text:style-name="T5">- File items </text:span><text:span text:style-name="T5">will be </text:span><text:span text:style-name="T5">showed with </text:span><text:span text:style-name="T5">icon suitable </text:span><text:span text:style-name="T5">with file </text:span><text:span text:style-name="T5">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</text:span></text:p>
            <text:p><text:span text:style-name="T5">- Touch on </text:span><text:span text:style-name="T5">[Create </text:span><text:span text:style-name="T5">Folder] </text:span><text:span text:style-name="T5">button, input </text:span><text:span text:style-name="T5">valid data</text:span></text:p>
            <text:p><text:span text:style-name="T5">- Touch on </text:span><text:span text:style-name="T5">[Add] button</text:span></text:p>
          </table:table-cell>
          <table:table-cell table:style-name="ce137" office:value-type="string">
            <text:p><text:span text:style-name="T5">- Come back </text:span><text:span text:style-name="T5">to </text:span><text:span text:style-name="T5">Documents </text:span><text:span text:style-name="T5">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</text:span></text:p>
            <text:p><text:span text:style-name="T5">- Touch on </text:span><text:span text:style-name="T5">[Create </text:span><text:span text:style-name="T5">Folder] </text:span><text:span text:style-name="T5">button, do </text:span><text:span text:style-name="T5">not input </text:span><text:span text:style-name="T5">data</text:span></text:p>
            <text:p><text:span text:style-name="T5">- Touch on </text:span><text:span text:style-name="T5">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21">- Alert </text:span><text:span text:style-name="T21">message the </text:span><text:span text:style-name="T21">characters </text:span><text:span text:style-name="T21">do not </text:span><text:span text:style-name="T21">allowed </text:span></text:p>
            <text:p><text:span text:style-name="T22">- Come back </text:span><text:span text:style-name="T22">to </text:span><text:span text:style-name="T22">Documents </text:span><text:span text:style-name="T22">list</text:span></text:p>
            <text:p><text:span text:style-name="T22">- New Folder </text:span><text:span text:style-name="T22">is not </text:span><text:span text:style-name="T22">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-When created a new folder with name ^</text:p>
          </table:table-cell>
          <table:table-cell table:style-name="ce154" table:number-columns-repeated="5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</text:span></text:p>
            <text:p><text:span text:style-name="T5">- Touch on </text:span><text:span text:style-name="T5">[Create </text:span><text:span text:style-name="T5">Folder] </text:span><text:span text:style-name="T5">button, input </text:span><text:span text:style-name="T5">valid data</text:span></text:p>
            <text:p><text:span text:style-name="T5">- Touch on </text:span><text:span text:style-name="T5">[Cancel] </text:span><text:span text:style-name="T5">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older</text:span></text:p>
            <text:p><text:span text:style-name="T5">- Select </text:span><text:span text:style-name="T5">Rename </text:span><text:span text:style-name="T5">item, input </text:span><text:span text:style-name="T5">valid name</text:span></text:p>
            <text:p><text:span text:style-name="T5">- Touch on </text:span><text:span text:style-name="T5">[OK] button</text:span></text:p>
          </table:table-cell>
          <table:table-cell table:style-name="ce137" office:value-type="string">
            <text:p><text:span text:style-name="T5">- Come back </text:span><text:span text:style-name="T5">to </text:span><text:span text:style-name="T5">Documents </text:span><text:span text:style-name="T5">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older</text:span></text:p>
            <text:p><text:span text:style-name="T5">- Select </text:span><text:span text:style-name="T5">Rename </text:span><text:span text:style-name="T5">item, do not </text:span><text:span text:style-name="T5">input name</text:span></text:p>
            <text:p><text:span text:style-name="T5">- Touch on </text:span><text:span text:style-name="T5">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Folder </text:span><text:span text:style-name="T13">name is not </text:span><text:span text:style-name="T13">changed </text:span><text:span text:style-name="T13">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-When created a new folder with name ^</text:p>
          </table:table-cell>
          <table:table-cell table:style-name="ce154" table:number-columns-repeated="5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older</text:span></text:p>
            <text:p><text:span text:style-name="T5">- Select </text:span><text:span text:style-name="T5">Rename </text:span><text:span text:style-name="T5">item, input </text:span><text:span text:style-name="T5">valid name</text:span></text:p>
            <text:p><text:span text:style-name="T5">- Touch on </text:span><text:span text:style-name="T5">[Cancel] </text:span><text:span text:style-name="T5">button</text:span></text:p>
          </table:table-cell>
          <table:table-cell table:style-name="ce137" office:value-type="string">
            <text:p><text:span text:style-name="T5">- Come back </text:span><text:span text:style-name="T5">to </text:span><text:span text:style-name="T5">Documents </text:span><text:span text:style-name="T5">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any item in </text:span><text:span text:style-name="T5">folder list</text:span></text:p>
            <text:p><text:span text:style-name="T12">- Sweep </text:span><text:span text:style-name="T12">screen to </text:span><text:span text:style-name="T12">back Folder </text:span><text:span text:style-name="T12">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</text:span><text:span text:style-name="T14">action is </text:span><text:span text:style-name="T14">affect, it has </text:span><text:span text:style-name="T14">enable. If it </text:span><text:span text:style-name="T14">doesn't </text:span><text:span text:style-name="T14">affect, it has </text:span><text:span text:style-name="T14">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</text:span><text:span text:style-name="T5">File/Folder </text:span><text:span text:style-name="T5">and select </text:span><text:span text:style-name="T5">[Delete] </text:span><text:span text:style-name="T5">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</text:span><text:span text:style-name="T5">File/Folder </text:span><text:span text:style-name="T5">will be </text:span><text:span text:style-name="T5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ile and </text:span><text:span text:style-name="T5">select [copy] </text:span><text:span text:style-name="T5">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</text:span><text:span text:style-name="T12">File/Folder </text:span><text:span text:style-name="T12">will be </text:span><text:span text:style-name="T12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ile and <text:s/></text:span><text:span text:style-name="T5">select </text:span><text:span text:style-name="T5">[Move] </text:span><text:span text:style-name="T5">action on it.</text:span></text:p>
            <text:p><text:span text:style-name="T5">- then touch </text:span><text:span text:style-name="T5">on action </text:span><text:span text:style-name="T5">button of </text:span><text:span text:style-name="T5">another </text:span><text:span text:style-name="T5">folder and </text:span><text:span text:style-name="T5">select </text:span><text:span text:style-name="T5">[Paste] </text:span><text:span text:style-name="T5">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</text:span><text:span text:style-name="T5">File/Folder </text:span><text:span text:style-name="T5">will be </text:span><text:span text:style-name="T5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</text:span><text:span text:style-name="T5">File/Folder </text:span><text:span text:style-name="T5">will be </text:span><text:span text:style-name="T5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</text:span><text:span text:style-name="T13">application </text:span><text:span text:style-name="T13">on mobile </text:span><text:span text:style-name="T13">device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</text:span></text:p>
            <text:p><text:span text:style-name="T13">- Touch on </text:span><text:span text:style-name="T13">any post has </text:span><text:span text:style-name="T13">no liker in </text:span><text:span text:style-name="T13">activity </text:span><text:span text:style-name="T13">stream</text:span></text:p>
            <text:p><text:span text:style-name="T13">- Touch on </text:span><text:span text:style-name="T13">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Send] </text:span><text:span text:style-name="T5">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Camera] </text:span><text:span text:style-name="T5">icon on the </text:span><text:span text:style-name="T5">top-right</text:span></text:p>
            <text:p><text:span text:style-name="T5">- Touch on </text:span><text:span text:style-name="T5">[Take a </text:span><text:span text:style-name="T5">Photo] </text:span><text:span text:style-name="T5">button</text:span></text:p>
            <text:p><text:span text:style-name="T5">- Touch on </text:span><text:span text:style-name="T5">[Done] </text:span><text:span text:style-name="T5">button</text:span></text:p>
            <text:p><text:span text:style-name="T5">- Touch on </text:span><text:span text:style-name="T5">[Send] </text:span><text:span text:style-name="T5">button</text:span></text:p>
            <text:p><text:span text:style-name="T5">- Touch on </text:span><text:span text:style-name="T5">[Refresh] </text:span><text:span text:style-name="T5">icon on the </text:span><text:span text:style-name="T5">top-right</text:span></text:p>
          </table:table-cell>
          <table:table-cell table:style-name="ce137" office:value-type="string">
            <text:p><text:span text:style-name="T5">- Back to </text:span><text:span text:style-name="T5">activities </text:span><text:span text:style-name="T5">stream page</text:span></text:p>
            <text:p><text:span text:style-name="T5">- This post </text:span><text:span text:style-name="T5">will be </text:span><text:span text:style-name="T5">shown with </text:span><text:span text:style-name="T5">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Camera] </text:span><text:span text:style-name="T5">icon on the </text:span><text:span text:style-name="T5">top-right</text:span></text:p>
            <text:p><text:span text:style-name="T5">- Touch on </text:span><text:span text:style-name="T5">[Photo </text:span><text:span text:style-name="T5">Library] </text:span><text:span text:style-name="T5">button</text:span></text:p>
            <text:p><text:span text:style-name="T5">- Select a </text:span><text:span text:style-name="T5">photo, touch </text:span><text:span text:style-name="T5">on [OK] </text:span><text:span text:style-name="T5">button</text:span></text:p>
            <text:p><text:span text:style-name="T5">- Touch on </text:span><text:span text:style-name="T5">[Send] </text:span><text:span text:style-name="T5">button</text:span></text:p>
            <text:p><text:span text:style-name="T5">- Touch on </text:span><text:span text:style-name="T5">[Refresh] </text:span><text:span text:style-name="T5">icon on the </text:span><text:span text:style-name="T5">top-right</text:span></text:p>
          </table:table-cell>
          <table:table-cell table:style-name="ce137" office:value-type="string">
            <text:p><text:span text:style-name="T5">- Back to </text:span><text:span text:style-name="T5">activities </text:span><text:span text:style-name="T5">stream page</text:span></text:p>
            <text:p><text:span text:style-name="T5">- This post </text:span><text:span text:style-name="T5">will be </text:span><text:span text:style-name="T5">shown with </text:span><text:span text:style-name="T5">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</text:span></text:p>
            <text:p><text:span text:style-name="T5">- Do not </text:span><text:span text:style-name="T5">anything</text:span></text:p>
            <text:p><text:span text:style-name="T5">- Touch on </text:span><text:span text:style-name="T5">[Send] </text:span><text:span text:style-name="T5">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</text:span></text:p>
            <text:p><text:span text:style-name="T14">- Touch on </text:span><text:span text:style-name="T14">[Camera] </text:span><text:span text:style-name="T14">icon on the </text:span><text:span text:style-name="T14">top-right</text:span></text:p>
            <text:p><text:span text:style-name="T14">- Touch on </text:span><text:span text:style-name="T14">[Take a </text:span><text:span text:style-name="T14">Photo] </text:span><text:span text:style-name="T14">button</text:span></text:p>
            <text:p><text:span text:style-name="T14">- Touch on </text:span><text:span text:style-name="T14">[Done] </text:span><text:span text:style-name="T14">button</text:span></text:p>
            <text:p><text:span text:style-name="T14">- After that, </text:span><text:span text:style-name="T14">take another </text:span><text:span text:style-name="T14">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</text:span></text:p>
            <text:p><text:span text:style-name="T5">- Touch on </text:span><text:span text:style-name="T5">[Camera] </text:span><text:span text:style-name="T5">icon on the </text:span><text:span text:style-name="T5">top-right</text:span></text:p>
            <text:p><text:span text:style-name="T5">- Touch on </text:span><text:span text:style-name="T5">[Photo </text:span><text:span text:style-name="T5">Library] </text:span><text:span text:style-name="T5">button</text:span></text:p>
            <text:p><text:span text:style-name="T5">- Select a </text:span><text:span text:style-name="T5">photo, touch </text:span><text:span text:style-name="T5">on [OK] </text:span><text:span text:style-name="T5">button</text:span></text:p>
            <text:p><text:span text:style-name="T5">- After that, </text:span><text:span text:style-name="T5">select </text:span><text:span text:style-name="T5">another </text:span><text:span text:style-name="T5">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Cancel] </text:span><text:span text:style-name="T5">button</text:span></text:p>
          </table:table-cell>
          <table:table-cell table:style-name="ce137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This post </text:span><text:span text:style-name="T13">won't be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Like] icon of </text:span><text:span text:style-name="T5">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Like] icon of </text:span><text:span text:style-name="T5">any post</text:span></text:p>
            <text:p><text:span text:style-name="T5">- After that </text:span><text:span text:style-name="T5">touch on </text:span><text:span text:style-name="T5">[Unlike] icon </text:span><text:span text:style-name="T5">of this 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</text:span><text:span text:style-name="T5">Post will be </text:span><text:span text:style-name="T5">shown with </text:span><text:span text:style-name="T5">comment </text:span><text:span text:style-name="T5">and Like </text:span><text:span text:style-name="T5">number (if </text:span><text:span text:style-name="T5">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Comment] </text:span><text:span text:style-name="T5">icon of any </text:span><text:span text:style-name="T5">post</text:span></text:p>
            <text:p><text:span text:style-name="T5">- Input </text:span><text:span text:style-name="T5">something, </text:span><text:span text:style-name="T5">touch on </text:span><text:span text:style-name="T5">button Send</text:span></text:p>
            <text:p><text:span text:style-name="T5">- Touch on </text:span><text:span text:style-name="T5">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Comment] </text:span><text:span text:style-name="T5">icon of any </text:span><text:span text:style-name="T5">post</text:span></text:p>
            <text:p><text:span text:style-name="T5">- Do not </text:span><text:span text:style-name="T5">input </text:span><text:span text:style-name="T5">anything, </text:span><text:span text:style-name="T5">touch on </text:span><text:span text:style-name="T5">button Send</text:span></text:p>
            <text:p><text:span text:style-name="T5">- Touch on </text:span><text:span text:style-name="T5">this post</text:span></text:p>
          </table:table-cell>
          <table:table-cell table:style-name="ce137" office:value-type="string">
            <text:p><text:span text:style-name="T13">- Alert </text:span><text:span text:style-name="T13">message to </text:span><text:span text:style-name="T13">require input </text:span><text:span text:style-name="T13">data</text:span></text:p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</text:span><text:span text:style-name="T13">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</text:span><text:span text:style-name="T5">with valid </text:span><text:span text:style-name="T5">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Comment] </text:span><text:span text:style-name="T5">icon of any </text:span><text:span text:style-name="T5">post</text:span></text:p>
            <text:p><text:span text:style-name="T5">- Input </text:span><text:span text:style-name="T5">something, </text:span><text:span text:style-name="T5">touch on </text:span><text:span text:style-name="T5">button </text:span><text:span text:style-name="T5">Cancel</text:span></text:p>
            <text:p><text:span text:style-name="T5">- Touch on </text:span><text:span text:style-name="T5">this post</text:span></text:p>
          </table:table-cell>
          <table:table-cell table:style-name="ce137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</text:span><text:span text:style-name="T13">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</text:span></text:p>
            <text:p><text:span text:style-name="T13">- Touch on </text:span><text:span text:style-name="T13">[News] </text:span><text:span text:style-name="T13">application </text:span><text:span text:style-name="T13">on Home </text:span><text:span text:style-name="T13">page</text:span></text:p>
            <text:p><text:span text:style-name="T13">- Touch on </text:span><text:span text:style-name="T13">any post </text:span><text:span text:style-name="T13">with </text:span><text:span text:style-name="T13">attachment</text:span></text:p>
            <text:p><text:span text:style-name="T13">- Touch on </text:span><text:span text:style-name="T13">this </text:span><text:span text:style-name="T13">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</text:span><text:span text:style-name="T5">[Done] </text:span><text:span text:style-name="T5">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3" table:number-columns-repeated="1003"/>
          <table:table-cell table:style-name="ce166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</text:span><text:span text:style-name="T13">application</text:span></text:p>
            <text:p><text:span text:style-name="T13">- Login with </text:span><text:span text:style-name="T13">valid user </text:span><text:span text:style-name="T13">name and </text:span><text:span text:style-name="T13">password</text:span></text:p>
            <text:p><text:span text:style-name="T13">- Go to </text:span><text:span text:style-name="T13">[Settings]</text:span></text:p>
            <text:p><text:span text:style-name="T13">- Setting </text:span><text:span text:style-name="T13">[Remember </text:span><text:span text:style-name="T13">my filter] is </text:span><text:span text:style-name="T13">OFF</text:span></text:p>
            <text:p><text:span text:style-name="T13">- Touch on </text:span><text:span text:style-name="T13">[Done] </text:span><text:span text:style-name="T13">butto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</text:span></text:p>
            <text:p><text:span text:style-name="T13">- Touch on </text:span><text:span text:style-name="T13">[Home] </text:span><text:span text:style-name="T13">button of </text:span><text:span text:style-name="T13">device</text:span></text:p>
            <text:p><text:span text:style-name="T13">- Kill exo </text:span><text:span text:style-name="T13">application </text:span><text:span text:style-name="T13">process</text:span></text:p>
            <text:p><text:span text:style-name="T13">- Start </text:span><text:span text:style-name="T13">application </text:span><text:span text:style-name="T13">agai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</text:span><text:span text:style-name="T13">applicatio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</text:span></text:p>
            <text:p><text:span text:style-name="T13">- Touch on </text:span><text:span text:style-name="T13">[Settings]</text:span></text:p>
            <text:p><text:span text:style-name="T13">- Setting </text:span><text:span text:style-name="T13">[Remember </text:span><text:span text:style-name="T13">my filter] is </text:span><text:span text:style-name="T13">ON</text:span></text:p>
            <text:p><text:span text:style-name="T13">- Touch on </text:span><text:span text:style-name="T13">[Done] </text:span><text:span text:style-name="T13">button</text:span></text:p>
            <text:p><text:span text:style-name="T13">- Touch on </text:span><text:span text:style-name="T13">[News]</text:span></text:p>
            <text:p><text:span text:style-name="T13">- Touch on </text:span><text:span text:style-name="T13">[My Status] </text:span></text:p>
            <text:p><text:span text:style-name="T13">- Sign out to </text:span><text:span text:style-name="T13">application</text:span></text:p>
            <text:p><text:span text:style-name="T13">- Sign In </text:span><text:span text:style-name="T13">with </text:span><text:span text:style-name="T13">previous </text:span><text:span text:style-name="T13">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3" table:number-columns-repeated="1003"/>
          <table:table-cell table:style-name="ce166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</text:span><text:span text:style-name="T13">applicatio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</text:span></text:p>
            <text:p><text:span text:style-name="T13">- Touch on </text:span><text:span text:style-name="T13">[Settings]</text:span></text:p>
            <text:p><text:span text:style-name="T13">- Setting </text:span><text:span text:style-name="T13">[Remember </text:span><text:span text:style-name="T13">my filter] is </text:span><text:span text:style-name="T13">ON</text:span></text:p>
            <text:p><text:span text:style-name="T13">- Touch on </text:span><text:span text:style-name="T13">[Done] </text:span><text:span text:style-name="T13">button</text:span></text:p>
            <text:p><text:span text:style-name="T13">- Touch on </text:span><text:span text:style-name="T13">[News]</text:span></text:p>
            <text:p><text:span text:style-name="T13">- Touch on </text:span><text:span text:style-name="T13">[My Status] </text:span></text:p>
            <text:p><text:span text:style-name="T13">- Touch on </text:span><text:span text:style-name="T13">[Home] </text:span><text:span text:style-name="T13">button of </text:span><text:span text:style-name="T13">device</text:span></text:p>
            <text:p><text:span text:style-name="T13">- Kill exo </text:span><text:span text:style-name="T13">application </text:span><text:span text:style-name="T13">process</text:span></text:p>
            <text:p><text:span text:style-name="T13">- Start </text:span><text:span text:style-name="T13">application </text:span><text:span text:style-name="T13">again</text:span></text:p>
            <text:p><text:span text:style-name="T13">- Sign In </text:span><text:span text:style-name="T13">with valid </text:span><text:span text:style-name="T13">User </text:span><text:span text:style-name="T13">name/Passw</text:span><text:span text:style-name="T13">ord again</text:span></text:p>
          </table:table-cell>
          <table:table-cell table:style-name="ce133" office:value-type="string">
            <text:p><text:span text:style-name="T13">- My Status </text:span><text:span text:style-name="T13">tabs will be </text:span><text:span text:style-name="T13">highlight </text:span><text:span text:style-name="T13">after re-login</text:span></text:p>
            <text:p><text:span text:style-name="T13">- 100 </text:span><text:span text:style-name="T13">activities </text:span><text:span text:style-name="T13">belong to My </text:span><text:span text:style-name="T13">Status will </text:span><text:span text:style-name="T13">be 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</text:span><text:span text:style-name="T2">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7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7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4T17:55:17</dc:date>
    <meta:editing-cycles>304</meta:editing-cycles>
    <meta:editing-duration>P3DT15H54M7S</meta:editing-duration>
    <dc:creator>exoplatform </dc:creator>
    <meta:document-statistic meta:table-count="4" meta:cell-count="1823" meta:object-count="1"/>
    <meta:user-defined meta:name="Info 1"/>
    <meta:user-defined meta:name="Info 2"/>
    <meta:user-defined meta:name="Info 3"/>
    <meta:user-defined meta:name="Info 4"/>
  </office:meta>
</office:document-meta>
</file>